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List_20_Paragraph">
      <style:text-properties fo:language="en" fo:country="US" officeooo:paragraph-rsid="001fec07"/>
    </style:style>
    <style:style style:name="P6" style:family="paragraph" style:parent-style-name="List_20_Paragraph">
      <style:text-properties fo:language="en" fo:country="US" officeooo:paragraph-rsid="001c0acb"/>
    </style:style>
    <style:style style:name="P7" style:family="paragraph" style:parent-style-name="Normal">
      <style:text-properties officeooo:paragraph-rsid="001c0acb"/>
    </style:style>
    <style:style style:name="P8" style:family="paragraph" style:parent-style-name="Normal">
      <style:text-properties officeooo:paragraph-rsid="001fec07"/>
    </style:style>
    <style:style style:name="P9" style:family="paragraph" style:parent-style-name="Normal">
      <style:text-properties fo:color="#000000" loext:opacity="100%" fo:language="en" fo:country="US" officeooo:paragraph-rsid="001c0acb"/>
    </style:style>
    <style:style style:name="P10" style:family="paragraph" style:parent-style-name="Normal">
      <style:text-properties fo:color="#000000" loext:opacity="100%" fo:language="en" fo:country="US" officeooo:paragraph-rsid="001fec07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loext:opacity="100%" fo:language="en" fo:country="US"/>
    </style:style>
    <style:style style:name="P18" style:family="paragraph" style:parent-style-name="Heading_20_1">
      <style:text-properties fo:color="#000000" loext:opacity="100%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Heading_20_1">
      <style:text-properties officeooo:rsid="002ffcd7" officeooo:paragraph-rsid="002ffcd7"/>
    </style:style>
    <style:style style:name="P21" style:family="paragraph" style:parent-style-name="List_20_Paragraph" style:list-style-name="LS4">
      <style:text-properties fo:language="en" fo:country="US" officeooo:paragraph-rsid="001c0acb"/>
    </style:style>
    <style:style style:name="P22" style:family="paragraph" style:parent-style-name="List_20_Paragraph" style:list-style-name="LS4">
      <style:text-properties fo:language="en" fo:country="US" officeooo:paragraph-rsid="001fec07"/>
    </style:style>
    <style:style style:name="P23" style:family="paragraph" style:parent-style-name="List_20_Paragraph" style:list-style-name="LS4">
      <style:text-properties fo:language="en" fo:country="US" officeooo:paragraph-rsid="002ffcd7"/>
    </style:style>
    <style:style style:name="P24" style:family="paragraph" style:parent-style-name="List_20_Paragraph">
      <style:text-properties fo:language="en" fo:country="US" officeooo:paragraph-rsid="002ffcd7"/>
    </style:style>
    <style:style style:name="P25" style:family="paragraph" style:parent-style-name="Normal">
      <style:text-properties officeooo:paragraph-rsid="001fec07"/>
    </style:style>
    <style:style style:name="P26" style:family="paragraph" style:parent-style-name="Normal">
      <style:text-properties fo:color="#000000" loext:opacity="100%" fo:language="en" fo:country="US" officeooo:paragraph-rsid="002ffcd7"/>
    </style:style>
    <style:style style:name="P27" style:family="paragraph" style:parent-style-name="Normal">
      <style:text-properties fo:language="en" fo:country="US" officeooo:paragraph-rsid="002ffcd7"/>
    </style:style>
    <style:style style:name="P28" style:family="paragraph" style:parent-style-name="Normal">
      <style:text-properties officeooo:paragraph-rsid="002ffcd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eb320"/>
    </style:style>
    <style:style style:name="T4" style:family="text">
      <style:text-properties fo:color="#c00000" loext:opacity="100%"/>
    </style:style>
    <style:style style:name="T5" style:family="text">
      <style:text-properties fo:color="#000000" loext:opacity="100%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Isabella Merlin, Hauptstrasse 4, 8400 Basel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Basel</text:span>, <text:span text:style-name="T12"><text:date style:data-style-name="N10081" text:date-value="2022-04-27T11:44:03.701772834">27. April 2022</text:date></text:span></text:p>
      <text:p text:style-name="P12"/>
      <text:h text:style-name="Heading_20_1" text:outline-level="1">Bewerbung als Ausbildungsberaterin</text:h>
      <text:p text:style-name="P12"/>
      <text:p text:style-name="Normal">Sehr geehrte Damen und Herre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Freundliche Grüße</text:p>
      <text:p text:style-name="Normal"/>
      <text:p text:style-name="Normal">Isabella Merlin</text:p>
      <text:p text:style-name="P11"><text:span text:style-name="T4"><text:tab/><text:tab/></text:span><text:span text:style-name="T7">Isabella Merlin</text:span></text:p>
      <text:p text:style-name="P3"><text:tab/><text:tab/></text:p>
      <text:p text:style-name="P2"><text:span text:style-name="Highlighted_20_with_20_gray_20_Char"><text:span text:style-name="T6">Ich bin ausgebildete Lehrerin und arbeite als Bildungsberaterin. Ich suche eine Stelle mit der Möglichkeit, Einfluss auf kleine und grössere Bildungssysteme zu nehmen.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c942e509-89f8-40ab-a955-df904e66f331">
        <text:p text:style-name="P7">
    <text:span text:style-name="T6">
      <text:tab/>
    </text:span>
    <text:span text:style-name="White_20_Font">
      <text:span text:style-name="T5">April 2021 - April 2022 </text:span>
    </text:span>
    <text:span text:style-name="T6">
      <text:tab/>
    </text:span>
    <text:span text:style-name="Color_20_Caps_20_Expanded">
      <text:span text:style-name="T9">Abteilungsleiterin - </text:span>
    </text:span>
    <text:span text:style-name="Color_20_Caps_20_Expanded">
      <text:span text:style-name="T10">Zentrum für Bildung</text:span>
    </text:span>
  </text:p>
        <text:list xml:id="list3679271273" text:style-name="LS4">
          <text:list-header>
            <text:p text:style-name="P21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6"/>
      </text:section>
      <text:section text:style-name="Sect1" text:name="b4b4e63c-5606-45ec-896e-6bed76e54b9b">
        <text:p text:style-name="P7">
    <text:span text:style-name="T6">
      <text:tab/>
    </text:span>
    <text:span text:style-name="White_20_Font">
      <text:span text:style-name="T5">April 2020 - April 2021 </text:span>
    </text:span>
    <text:span text:style-name="T6">
      <text:tab/>
    </text:span>
    <text:span text:style-name="Color_20_Caps_20_Expanded">
      <text:span text:style-name="T9">Abteilungsspezialistin - </text:span>
    </text:span>
    <text:span text:style-name="Color_20_Caps_20_Expanded">
      <text:span text:style-name="T10">Forschungszentrum</text:span>
    </text:span>
  </text:p>
        <text:list xml:id="list3679271273" text:style-name="LS4">
          <text:list-header>
            <text:p text:style-name="P21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6"/>
      </text:section>
      <text:p text:style-name="P9"><text:tab/></text:p>
      <text:p text:style-name="P3"/>
      <text:h text:style-name="P19" text:outline-level="1">Ausbildung</text:h>
      <text:p text:style-name="P3"/>
      <text:p text:style-name="P4"/>
      <text:section text:style-name="Sect1" text:name="daf71bbb-6239-4338-bc60-01f54a6cf958">
        <text:p text:style-name="P8">
    <text:span text:style-name="T6">
      <text:tab/>
    </text:span>
    <text:span text:style-name="White_20_Font">
      <text:span text:style-name="T5">April 2019 - April 2020 </text:span>
    </text:span>
    <text:span text:style-name="T6">
      <text:tab/>
    </text:span>
    <text:span text:style-name="Color_20_Caps_20_Expanded">
      <text:span text:style-name="T9">MSC in Psychologie - </text:span>
    </text:span>
    <text:span text:style-name="Color_20_Caps_20_Expanded">
      <text:span text:style-name="T11">Goethe-Universität</text:span>
    </text:span>
  </text:p>
        <text:list xml:id="list114405386077374" text:continue-numbering="true" text:style-name="LS4">
          <text:list-header>
            <text:p text:style-name="P22">Thema der Masterarbeit: Neue Ansätze für spezialisierte Erwachsenenbildung und -training<text:line-break/>Vorstand im Debattierclub</text:p>
          </text:list-header>
        </text:list>
        <text:p text:style-name="P5"/>
      </text:section>
      <text:section text:style-name="Sect1" text:name="351444ad-c887-46a0-9e66-ce37c1d01eaa">
        <text:p text:style-name="P8">
    <text:span text:style-name="T6">
      <text:tab/>
    </text:span>
    <text:span text:style-name="White_20_Font">
      <text:span text:style-name="T5">April 2019 - April 2020 </text:span>
    </text:span>
    <text:span text:style-name="T6">
      <text:tab/>
    </text:span>
    <text:span text:style-name="Color_20_Caps_20_Expanded">
      <text:span text:style-name="T9">MSC in Psychologie - </text:span>
    </text:span>
    <text:span text:style-name="Color_20_Caps_20_Expanded">
      <text:span text:style-name="T11">Goethe-Universität</text:span>
    </text:span>
  </text:p>
        <text:list xml:id="list114405386077374" text:continue-numbering="true" text:style-name="LS4">
          <text:list-header>
            <text:p text:style-name="P22">Thema der Masterarbeit: Neue Ansätze für spezialisierte Erwachsenenbildung und -training<text:line-break/>Vorstand im Debattierclub</text:p>
          </text:list-header>
        </text:list>
        <text:p text:style-name="P5"/>
      </text:section>
      <text:section text:style-name="Sect1" text:name="149daa9d-b875-4bf0-9612-05a4d2e0b5e5">
        <text:p text:style-name="P8">
    <text:span text:style-name="T6">
      <text:tab/>
    </text:span>
    <text:span text:style-name="White_20_Font">
      <text:span text:style-name="T5">April 2017 - April 2018 </text:span>
    </text:span>
    <text:span text:style-name="T6">
      <text:tab/>
    </text:span>
    <text:span text:style-name="Color_20_Caps_20_Expanded">
      <text:span text:style-name="T9">BSC in Psychologie - </text:span>
    </text:span>
    <text:span text:style-name="Color_20_Caps_20_Expanded">
      <text:span text:style-name="T11">Fachhochschule Graubünden</text:span>
    </text:span>
  </text:p>
        <text:list xml:id="list114405386077374" text:continue-numbering="true" text:style-name="LS4">
          <text:list-header>
            <text:p text:style-name="P22">Thema der Bachelorarbeit: Können Kinder besser lernen als Erwachsene?</text:p>
          </text:list-header>
        </text:list>
        <text:p text:style-name="P5"/>
      </text:section>
      <text:p text:style-name="P10"/>
      <text:p text:style-name="P3"/>
      <text:h text:style-name="P18" text:outline-level="1">Skills</text:h>
      <text:p text:style-name="P3"/>
      <text:p text:style-name="P4"/>
      <text:section text:style-name="Sect1" text:name="534251d6-2ccf-407b-a17a-2af52a3f5a4a">
        <text:p text:style-name="P8">
    <text:span text:style-name="T6">
      <text:tab/>
      <text:tab/>
    </text:span>
    <text:span text:style-name="Color_20_Caps_20_Expanded">
      <text:span text:style-name="T9">Sprachen</text:span>
    </text:span>
  </text:p>
        <text:list xml:id="list114405516387606" text:continue-numbering="true" text:style-name="LS4">
          <text:list-header>
            <text:p text:style-name="P22">Deutsch: Muttersprache<text:line-break/>Französisch: Schriftlich &amp; Mündlich<text:line-break/>Italienisch: Grundkenntnisse</text:p>
          </text:list-header>
        </text:list>
        <text:p text:style-name="P5"/>
      </text:section>
      <text:section text:style-name="Sect1" text:name="56a25299-2368-498f-872b-72cb5434694f">
        <text:p text:style-name="P8">
    <text:span text:style-name="T6">
      <text:tab/>
      <text:tab/>
    </text:span>
    <text:span text:style-name="Color_20_Caps_20_Expanded">
      <text:span text:style-name="T9">EDV</text:span>
    </text:span>
  </text:p>
        <text:list xml:id="list114405516387606" text:continue-numbering="true" text:style-name="LS4">
          <text:list-header>
            <text:p text:style-name="P22">Word, Excel, Photoshop, Linux, Outlook</text:p>
          </text:list-header>
        </text:list>
        <text:p text:style-name="P5"/>
      </text:section>
      <text:section text:style-name="Sect1" text:name="ee3ea8be-dee0-4ade-ad10-72ba987e2d56">
        <text:p text:style-name="P8">
    <text:span text:style-name="T6">
      <text:tab/>
      <text:tab/>
    </text:span>
    <text:span text:style-name="Color_20_Caps_20_Expanded">
      <text:span text:style-name="T9">Erziehung</text:span>
    </text:span>
  </text:p>
        <text:list xml:id="list114405516387606" text:continue-numbering="true" text:style-name="LS4">
          <text:list-header>
            <text:p text:style-name="P22">Analysen erstellen von Sozialisation, Erziehung und Bildung<text:line-break/>Erstellen von Lernstrategien<text:line-break/>Erkennen von Lernschwächen</text:p>
          </text:list-header>
        </text:list>
        <text:p text:style-name="P5"/>
      </text:section>
      <text:p text:style-name="P8"/>
      <text:h text:style-name="P20" text:outline-level="1">RESERVE 1</text:h>
      <text:p text:style-name="P27"/>
      <text:p text:style-name="P27"/>
      <text:section text:style-name="Sect1" text:name="a3409809-9d25-4a07-a8a3-3b9e2f7920a2">
        <text:p text:style-name="P28">
    <text:span text:style-name="T6">
      <text:tab/>
    </text:span>
    <text:span text:style-name="White_20_Font">
      <text:span text:style-name="T5">April 2019 - April 2020 </text:span>
    </text:span>
    <text:span text:style-name="T6">
      <text:tab/>
    </text:span>
    <text:span text:style-name="Color_20_Caps_20_Expanded">
      <text:span text:style-name="T9">MSC in Psychologie - </text:span>
    </text:span>
    <text:span text:style-name="Color_20_Caps_20_Expanded">
      <text:span text:style-name="T11">Goethe-Universität</text:span>
    </text:span>
  </text:p>
        <text:list xml:id="list114403890841860" text:continue-numbering="true" text:style-name="LS4">
          <text:list-header>
            <text:p text:style-name="P23">Thema der Masterarbeit: Neue Ansätze für spezialisierte Erwachsenenbildung und -training<text:line-break/>Vorstand im Debattierclub</text:p>
          </text:list-header>
        </text:list>
        <text:p text:style-name="P24"/>
      </text:section>
      <text:section text:style-name="Sect1" text:name="82f48c98-a30b-4adc-8979-696bf8d99e18">
        <text:p text:style-name="P28">
    <text:span text:style-name="T6">
      <text:tab/>
    </text:span>
    <text:span text:style-name="White_20_Font">
      <text:span text:style-name="T5">April 2017 - April 2018 </text:span>
    </text:span>
    <text:span text:style-name="T6">
      <text:tab/>
    </text:span>
    <text:span text:style-name="Color_20_Caps_20_Expanded">
      <text:span text:style-name="T9">BSC in Psychologie - </text:span>
    </text:span>
    <text:span text:style-name="Color_20_Caps_20_Expanded">
      <text:span text:style-name="T11">Fachhochschule Graubünden</text:span>
    </text:span>
  </text:p>
        <text:list xml:id="list114403890841860" text:continue-numbering="true" text:style-name="LS4">
          <text:list-header>
            <text:p text:style-name="P23">Thema der Bachelorarbeit: Können Kinder besser lernen als Erwachsene?</text:p>
          </text:list-header>
        </text:list>
        <text:p text:style-name="P24"/>
      </text:section>
      <text:p text:style-name="P26"/>
      <text:h text:style-name="P20" text:outline-level="1">RESERVE 2</text:h>
      <text:p text:style-name="P27"/>
      <text:p text:style-name="P27"/>
      <text:section text:style-name="Sect1" text:name="baf533ba-7554-4147-aff0-a35196ec0786">
        <text:p text:style-name="P28">
    <text:soft-page-break/>
    <text:span text:style-name="T6">
      <text:tab/>
    </text:span>
    <text:span text:style-name="White_20_Font">
      <text:span text:style-name="T5">April 2019 - April 2020 </text:span>
    </text:span>
    <text:span text:style-name="T6">
      <text:tab/>
    </text:span>
    <text:span text:style-name="Color_20_Caps_20_Expanded">
      <text:span text:style-name="T9">MSC in Psychologie - </text:span>
    </text:span>
    <text:span text:style-name="Color_20_Caps_20_Expanded">
      <text:span text:style-name="T11">Goethe-Universität</text:span>
    </text:span>
  </text:p>
        <text:list xml:id="list114403823486998" text:continue-numbering="true" text:style-name="LS4">
          <text:list-header>
            <text:p text:style-name="P23">Thema der Masterarbeit: Neue Ansätze für spezialisierte Erwachsenenbildung und -training<text:line-break/>Vorstand im Debattierclub</text:p>
          </text:list-header>
        </text:list>
        <text:p text:style-name="P24"/>
      </text:section>
      <text:section text:style-name="Sect1" text:name="fef44ec1-8490-4f66-a87e-b0667ecc5110">
        <text:p text:style-name="P28">
    <text:soft-page-break/>
    <text:span text:style-name="T6">
      <text:tab/>
    </text:span>
    <text:span text:style-name="White_20_Font">
      <text:span text:style-name="T5">April 2017 - April 2018 </text:span>
    </text:span>
    <text:span text:style-name="T6">
      <text:tab/>
    </text:span>
    <text:span text:style-name="Color_20_Caps_20_Expanded">
      <text:span text:style-name="T9">BSC in Psychologie - </text:span>
    </text:span>
    <text:span text:style-name="Color_20_Caps_20_Expanded">
      <text:span text:style-name="T11">Fachhochschule Graubünden</text:span>
    </text:span>
  </text:p>
        <text:list xml:id="list114403823486998" text:continue-numbering="true" text:style-name="LS4">
          <text:list-header>
            <text:p text:style-name="P23">Thema der Bachelorarbeit: Können Kinder besser lernen als Erwachsene?</text:p>
          </text:list-header>
        </text:list>
        <text:p text:style-name="P24"/>
      </text:section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loext:num-list-format="%1%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loext:num-list-format="%1%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loext:num-list-format="%1%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loext:num-list-format="%2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loext:num-list-format="%3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loext:num-list-format="%4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loext:num-list-format="%5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loext:num-list-format="%6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loext:num-list-format="%7%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loext:num-list-format="%8%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loext:num-list-format="%9%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234567890 </text:span>| <text:span text:style-name="MT1">test@gmail.com</text:span><text:span text:style-name="MT2">| 27.04.1972 | </text:span><text:span text:style-name="MT3">8400 Basel</text:span><text:span text:style-name="MT2"> | Schweiz | ledi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Blue Side OpenOffice Resume</dc:title>
    <meta:creation-date>2017-08-04T17:36:19.25</meta:creation-date>
    <meta:editing-cycles>22</meta:editing-cycles>
    <meta:editing-duration>PT1H13M32S</meta:editing-duration>
    <dc:subject>hloom.com</dc:subject>
    <meta:initial-creator>hloom.com </meta:initial-creator>
    <dc:date>2022-04-27T11:44:03.598952835</dc:date>
    <meta:document-statistic meta:table-count="0" meta:image-count="0" meta:object-count="0" meta:page-count="3" meta:paragraph-count="34" meta:word-count="83" meta:character-count="933" meta:non-whitespace-character-count="872"/>
  </office:meta>
</office:document-meta>
</file>